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D0000002E8F305E02F18937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3b86" officeooo:paragraph-rsid="000b3b86"/>
    </style:style>
    <style:style style:name="P2" style:family="paragraph" style:parent-style-name="Standard">
      <style:text-properties officeooo:rsid="000cd7b2" officeooo:paragraph-rsid="000cd7b2"/>
    </style:style>
    <style:style style:name="P3" style:family="paragraph" style:parent-style-name="Standard">
      <style:text-properties fo:font-weight="bold" officeooo:rsid="000b3b86" officeooo:paragraph-rsid="000b3b86" style:font-weight-asian="bold" style:font-weight-complex="bold"/>
    </style:style>
    <style:style style:name="P4" style:family="paragraph" style:parent-style-name="Standard">
      <style:text-properties fo:font-weight="bold" officeooo:rsid="000b3b86" officeooo:paragraph-rsid="000cd7b2" style:font-weight-asian="bold" style:font-weight-complex="bold"/>
    </style:style>
    <style:style style:name="P5" style:family="paragraph" style:parent-style-name="Standard">
      <style:text-properties officeooo:rsid="000e1061" officeooo:paragraph-rsid="000e1061"/>
    </style:style>
    <style:style style:name="P6" style:family="paragraph" style:parent-style-name="Standard">
      <style:text-properties officeooo:rsid="000cd7b2" officeooo:paragraph-rsid="000cd7b2"/>
    </style:style>
    <style:style style:name="P7" style:family="paragraph" style:parent-style-name="Standard">
      <style:text-properties officeooo:rsid="000fd49d" officeooo:paragraph-rsid="000fd49d"/>
    </style:style>
    <style:style style:name="T1" style:family="text">
      <style:text-properties officeooo:rsid="000cd7b2"/>
    </style:style>
    <style:style style:name="T2" style:family="text">
      <style:text-properties officeooo:rsid="000e1061"/>
    </style:style>
    <style:style style:name="T3" style:family="text">
      <style:text-properties officeooo:rsid="000e36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eup: FP0</text:p>
      <text:p text:style-name="P1"/>
      <text:p text:style-name="P3">FP.1 Match 3D objects</text:p>
      <text:p text:style-name="P1">Matched keypoints are used in order to track objects in consecutive frames. A voting system is implemented since there may be multiple candidates for an object. This way, object with highest vote number is matched. </text:p>
      <text:p text:style-name="P1"/>
      <text:p text:style-name="P3">FP.2 Computer lidar-based TTC</text:p>
      <text:p text:style-name="P1">Projected LIDAR points are used in order to calculate the TTC. Mean value of lidar points are calculated after removing outliers from the data. 10% of the data from begin and end is removed. </text:p>
      <text:p text:style-name="P1">TTC is calculated as follows after d0 and d1 is calculated by using LIDAR points:</text:p>
      <text:p text:style-name="P1"><draw:frame draw:style-name="fr1" draw:name="Image1" text:anchor-type="paragraph" svg:width="3.802in" svg:height="0.4791in" draw:z-index="0"><draw:image xlink:href="Pictures/100002010000016D0000002E8F305E02F189377F.png" xlink:type="simple" xlink:show="embed" xlink:actuate="onLoad" loext:mime-type="image/png"/></draw:frame></text:p>
      <text:p text:style-name="P1"/>
      <text:p text:style-name="P1"/>
      <text:p text:style-name="P1"/>
      <text:p text:style-name="P3">FP.3 Associate keypoint matches with bounding boxes</text:p>
      <text:p text:style-name="P1">This was actually a simple task. Appropriate keypoints are written to associated bounding box by using struct BoundingBox ‘s member kptMatches. </text:p>
      <text:p text:style-name="P5">I have implemented a outlier remove method that <text:span text:style-name="T3">calculates the euclidean distance between previous and current frames. This distance is then <text:s/>used to calculate a adaptive threshold per bounding box. Then some of the keypoint matches are then removed by using this adaptive threshold. </text:span></text:p>
      <text:p text:style-name="P1"/>
      <text:p text:style-name="P3">FP.4 Compute mono camera-based TTC</text:p>
      <text:p text:style-name="P1">Distance between each keypoints that are associated to a bounding box is calculated. Similar to LIDAR processing, outliers are removed from beginning and end of the set. After that, average of all calculated distances is calculated. These calculated values are dk and dk’ in TTC calculation. </text:p>
      <text:p text:style-name="P1"/>
      <text:p text:style-name="P3">FP.5 Performance evaluation, <text:span text:style-name="T1">LIDAR</text:span></text:p>
      <text:p text:style-name="P4">FP.<text:span text:style-name="T1">6</text:span> Performance evaluation, <text:span text:style-name="T1">CAMERA</text:span></text:p>
      <text:p text:style-name="P2">Results related to all the possible combinations of detectors and descriptors are written to CSV files. <text:s/>The naming convention is: log_&lt;DETECTOR&gt;_&lt;DESCRIPTOR&gt;.csv.</text:p>
      <text:p text:style-name="P2"/>
      <text:p text:style-name="P2">For all of the possible scenario LIDAR TTC calculation generates robust results. Removing outliers and then averaging over the points seems able to calculate robust solutions. </text:p>
      <text:p text:style-name="P2"/>
      <text:p text:style-name="P2">However camera based TTC solution does not generate robust solutions for almost every different case. <text:span text:style-name="T2">AKAZE – BRIEF and ORB – BRIEF generates the best results among the other combinations.</text:span></text:p>
      <text:p text:style-name="P2"/>
      <text:p text:style-name="P7">In results folder there is best_performing_combinations.ods file. This file contains combinations that are working better than others. Here I compared CAMERA_TTC results with LIDAR_TTC results. After than I have averaged these combinations and get a simple performance metric per combination. According to this performance metric; AKAZE_AKAZE, AKAZE_ORB, AKAZE_AKAZE performing top-3 with respect to LIDAR TTC <text:s/>resul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6T20:23:10.228436546</meta:creation-date>
    <dc:date>2021-06-29T14:45:52.551457773</dc:date>
    <meta:editing-duration>PT10M48S</meta:editing-duration>
    <meta:editing-cycles>3</meta:editing-cycles>
    <meta:generator>LibreOffice/6.0.7.3$Linux_X86_64 LibreOffice_project/00m0$Build-3</meta:generator>
    <meta:document-statistic meta:table-count="0" meta:image-count="1" meta:object-count="0" meta:page-count="1" meta:paragraph-count="17" meta:word-count="356" meta:character-count="2370" meta:non-whitespace-character-count="2019"/>
  </office:meta>
</office:document-meta>
</file>